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534" officeooo:paragraph-rsid="00147534"/>
    </style:style>
    <style:style style:name="P2" style:family="paragraph" style:parent-style-name="Standard">
      <style:text-properties fo:color="#000000" officeooo:rsid="00147534" officeooo:paragraph-rsid="00147534"/>
    </style:style>
    <style:style style:name="P3" style:family="paragraph" style:parent-style-name="Standard">
      <style:text-properties fo:color="#000000" fo:font-weight="bold" officeooo:rsid="00147534" officeooo:paragraph-rsid="00147534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Söhne Mono" fo:font-size="10.5pt" fo:letter-spacing="normal" fo:font-style="normal" fo:font-weight="normal" officeooo:rsid="00147534" officeooo:paragraph-rsid="00147534"/>
    </style:style>
    <style:style style:name="P5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47534" officeooo:paragraph-rsid="00147534"/>
    </style:style>
    <style:style style:name="P6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47534" officeooo:paragraph-rsid="00147534" fo:background-color="#ffff00" style:font-weight-asian="bold" style:font-weight-complex="bold"/>
    </style:style>
    <style:style style:name="P7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47534" officeooo:paragraph-rsid="00154b62" fo:background-color="#ffff00" style:font-weight-asian="bold" style:font-weight-complex="bold"/>
    </style:style>
    <style:style style:name="P8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47534" officeooo:paragraph-rsid="00147534" style:font-weight-asian="bold" style:font-weight-complex="bold"/>
    </style:style>
    <style:style style:name="P9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47534" officeooo:paragraph-rsid="00154b62" style:font-weight-asian="bold" style:font-weight-complex="bold"/>
    </style:style>
    <style:style style:name="P10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paragraph-rsid="00169c70" style:font-weight-asian="bold" style:font-weight-complex="bold"/>
    </style:style>
    <style:style style:name="P11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12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169c70" officeooo:paragraph-rsid="00169c70" fo:background-color="transparent" style:font-weight-asian="normal" style:font-weight-complex="normal"/>
    </style:style>
    <style:style style:name="P13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paragraph-rsid="00169c70"/>
    </style:style>
    <style:style style:name="P14" style:family="paragraph" style:parent-style-name="Standard">
      <style:text-properties fo:font-variant="normal" fo:text-transform="none" fo:color="#111827" style:font-name="Söhne Mono" fo:font-size="10.5pt" fo:letter-spacing="normal" fo:font-style="normal" fo:font-weight="normal" officeooo:rsid="00147534" officeooo:paragraph-rsid="00147534" style:font-weight-asian="normal" style:font-weight-complex="normal"/>
    </style:style>
    <style:style style:name="P15" style:family="paragraph" style:parent-style-name="Standard">
      <style:text-properties fo:font-variant="normal" fo:text-transform="none" fo:color="#111827" style:font-name="Söhne Mono" fo:font-size="10.5pt" fo:letter-spacing="normal" fo:font-style="normal" fo:font-weight="normal" officeooo:rsid="00147534" officeooo:paragraph-rsid="00169c70" style:font-weight-asian="normal" style:font-weight-complex="normal"/>
    </style:style>
    <style:style style:name="P16" style:family="paragraph" style:parent-style-name="Standard">
      <style:text-properties fo:font-variant="normal" fo:text-transform="none" fo:color="#111827" style:font-name="Söhne Mono" fo:font-size="12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17" style:family="paragraph" style:parent-style-name="Standard">
      <style:text-properties fo:font-variant="normal" fo:text-transform="none" fo:color="#111827" style:font-name="Söhne Mono" fo:font-size="14.5pt" fo:letter-spacing="normal" fo:font-style="normal" fo:font-weight="normal" officeooo:rsid="00169c70" officeooo:paragraph-rsid="00169c70" fo:background-color="transparent" style:font-weight-asian="normal" style:font-weight-complex="normal"/>
    </style:style>
    <style:style style:name="P18" style:family="paragraph" style:parent-style-name="Standard">
      <style:text-properties fo:font-variant="normal" fo:text-transform="none" fo:color="#111827" style:font-name="Söhne Mono" fo:font-size="16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19" style:family="paragraph" style:parent-style-name="Standard">
      <style:text-properties fo:font-variant="normal" fo:text-transform="none" fo:color="#111827" style:font-name="Söhne Mono" fo:font-size="16.5pt" fo:letter-spacing="normal" fo:font-style="normal" fo:font-weight="bold" officeooo:paragraph-rsid="00171825"/>
    </style:style>
    <style:style style:name="P20" style:family="paragraph" style:parent-style-name="Standard">
      <style:text-properties fo:font-variant="normal" fo:text-transform="none" fo:color="#111827" style:font-name="Söhne Mono" fo:font-size="16.5pt" fo:letter-spacing="normal" fo:font-style="normal" fo:font-weight="normal" officeooo:rsid="00169c70" officeooo:paragraph-rsid="00169c70" fo:background-color="transparent" style:font-weight-asian="normal" style:font-weight-complex="normal"/>
    </style:style>
    <style:style style:name="P21" style:family="paragraph" style:parent-style-name="Standard">
      <style:text-properties fo:font-variant="normal" fo:text-transform="none" fo:color="#111827" style:font-name="Söhne Mono" fo:font-size="18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22" style:family="paragraph" style:parent-style-name="Standard">
      <style:text-properties fo:font-variant="normal" fo:text-transform="none" fo:color="#111827" style:font-name="Söhne Mono" fo:font-size="20.5pt" fo:letter-spacing="normal" fo:font-style="normal" fo:font-weight="bold" officeooo:rsid="00147534" officeooo:paragraph-rsid="00147534" style:font-weight-asian="normal" style:font-weight-complex="normal"/>
    </style:style>
    <style:style style:name="P23" style:family="paragraph" style:parent-style-name="Standard">
      <style:text-properties fo:font-variant="normal" fo:text-transform="none" fo:color="#111827" style:font-name="Söhne Mono" fo:font-size="22.5pt" fo:letter-spacing="normal" fo:font-style="normal" fo:font-weight="bold" officeooo:rsid="00147534" officeooo:paragraph-rsid="00147534"/>
    </style:style>
    <style:style style:name="P24" style:family="paragraph" style:parent-style-name="Standard">
      <style:text-properties fo:font-variant="normal" fo:text-transform="none" fo:color="#111827" style:font-name="Söhne Mono" fo:font-size="22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25" style:family="paragraph" style:parent-style-name="Standard">
      <style:text-properties fo:font-variant="normal" fo:text-transform="none" fo:color="#111827" style:font-name="Söhne Mono" fo:font-size="26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26" style:family="paragraph" style:parent-style-name="Standard">
      <style:text-properties fo:font-variant="normal" fo:text-transform="none" fo:color="#111827" style:font-name="Söhne Mono" fo:font-size="28.5pt" fo:letter-spacing="normal" fo:font-style="normal" fo:font-weight="bold" officeooo:rsid="00169c70" officeooo:paragraph-rsid="00169c70" fo:background-color="transparent" style:font-weight-asian="bold" style:font-weight-complex="bold"/>
    </style:style>
    <style:style style:name="P27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169c70" officeooo:paragraph-rsid="00169c70" fo:background-color="transparent" style:font-weight-asian="bold" style:font-weight-complex="bold"/>
    </style:style>
    <style:style style:name="P28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169c70" officeooo:paragraph-rsid="00169c70" fo:background-color="transparent" style:font-weight-asian="normal" style:font-weight-complex="normal"/>
    </style:style>
    <style:style style:name="P29" style:family="paragraph" style:parent-style-name="Standard">
      <style:text-properties officeooo:paragraph-rsid="00169c70"/>
    </style:style>
    <style:style style:name="P30" style:family="paragraph" style:parent-style-name="Standard">
      <style:text-properties officeooo:paragraph-rsid="00171825"/>
    </style:style>
    <style:style style:name="T1" style:family="text">
      <style:text-properties officeooo:rsid="00147534"/>
    </style:style>
    <style:style style:name="T2" style:family="text">
      <style:text-properties fo:font-variant="normal" fo:text-transform="none" fo:color="#111827" style:font-name="Söhne Mono" fo:font-size="10.5pt" fo:letter-spacing="normal" fo:font-style="normal" fo:font-weight="bold"/>
    </style:style>
    <style:style style:name="T3" style:family="text">
      <style:text-properties fo:font-variant="normal" fo:text-transform="none" fo:color="#111827" style:font-name="Söhne Mono" fo:font-size="16.5pt" fo:letter-spacing="normal" fo:font-style="normal" fo:font-weight="bold" officeooo:rsid="00171825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111827" style:font-name="Söhne Mono" fo:font-size="20.5pt" fo:letter-spacing="normal" fo:font-style="normal" fo:font-weight="bold"/>
    </style:style>
    <style:style style:name="T5" style:family="text">
      <style:text-properties fo:font-variant="normal" fo:text-transform="none" style:font-name="Söhne Mono" fo:font-size="10.5pt" fo:letter-spacing="normal" fo:font-style="normal" fo:font-weight="normal" loext:padding="0.0193in" loext:border="0.06pt solid #d9d9e3"/>
    </style:style>
    <style:style style:name="T6" style:family="text">
      <style:text-properties fo:font-variant="normal" fo:text-transform="none" style:font-name="Söhne Mono" fo:font-size="10.5pt" fo:letter-spacing="normal" fo:font-style="normal" loext:padding="0.0193in" loext:border="0.06pt solid #d9d9e3"/>
    </style:style>
    <style:style style:name="T7" style:family="text">
      <style:text-properties fo:font-variant="normal" fo:text-transform="none" fo:color="#000000" style:font-name="Söhne Mono" fo:font-size="10.5pt" fo:letter-spacing="normal" fo:font-style="normal" fo:font-weight="normal" loext:padding="0.0193in" loext:border="0.06pt solid #d9d9e3"/>
    </style:style>
    <style:style style:name="T8" style:family="text">
      <style:text-properties fo:font-variant="normal" fo:text-transform="none" fo:color="#374151" style:font-name="S hne" fo:font-size="14pt" fo:letter-spacing="normal" fo:font-style="normal" fo:font-weight="normal"/>
    </style:style>
    <style:style style:name="T9" style:family="text">
      <style:text-properties fo:font-variant="normal" fo:text-transform="none" fo:color="#374151" style:font-name="S hne" fo:font-size="14pt" fo:letter-spacing="normal" fo:font-style="normal" fo:font-weight="normal" officeooo:rsid="00171825"/>
    </style:style>
    <style:style style:name="T10" style:family="text">
      <style:text-properties fo:color="#ffffff" fo:font-weight="normal" loext:padding="0.0193in" loext:border="0.06pt solid #d9d9e3"/>
    </style:style>
    <style:style style:name="T11" style:family="text">
      <style:text-properties fo:color="#ffffff" loext:padding="0.0193in" loext:border="0.06pt solid #d9d9e3"/>
    </style:style>
    <style:style style:name="T12" style:family="text">
      <style:text-properties fo:color="#ffffff" style:text-underline-style="solid" style:text-underline-width="auto" style:text-underline-color="font-color" fo:font-weight="normal" fo:background-color="#ffff00" loext:char-shading-value="0" style:font-weight-asian="normal" style:font-weight-complex="normal" loext:padding="0.0193in" loext:border="0.06pt solid #d9d9e3"/>
    </style:style>
    <style:style style:name="T13" style:family="text">
      <style:text-properties fo:font-size="10.5pt"/>
    </style:style>
    <style:style style:name="T14" style:family="text">
      <style:text-properties fo:font-size="10.5pt" officeooo:rsid="00171825" fo:background-color="transparent" loext:char-shading-value="0" style:font-weight-asian="bold" style:font-weight-complex="bold"/>
    </style:style>
    <style:style style:name="T15" style:family="text">
      <style:text-properties fo:font-size="10.5pt" fo:font-weight="normal" officeooo:rsid="00171825" fo:background-color="transparent" loext:char-shading-value="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 loext:padding="0.0193in" loext:border="0.06pt solid #d9d9e3"/>
    </style:style>
    <style:style style:name="T18" style:family="text">
      <style:text-properties fo:font-weight="normal" officeooo:rsid="00154b62" style:font-weight-asian="normal" style:font-weight-complex="normal" loext:padding="0.0193in" loext:border="0.06pt solid #d9d9e3"/>
    </style:style>
    <style:style style:name="T19" style:family="text">
      <style:text-properties loext:padding="0.0193in" loext:border="0.06pt solid #d9d9e3"/>
    </style:style>
    <style:style style:name="T20" style:family="text">
      <style:text-properties fo:color="#000000" loext:padding="0.0193in" loext:border="0.06pt solid #d9d9e3"/>
    </style:style>
    <style:style style:name="T21" style:family="text">
      <style:text-properties fo:color="#000000" style:font-name="Ubuntu" fo:font-size="16pt" style:text-underline-style="solid" style:text-underline-width="auto" style:text-underline-color="font-color" fo:font-weight="normal" officeooo:rsid="00154b62" fo:background-color="transparent" loext:char-shading-value="0" style:font-weight-asian="normal" style:font-weight-complex="normal" loext:padding="0.0193in" loext:border="0.06pt solid #d9d9e3"/>
    </style:style>
    <style:style style:name="T22" style:family="text">
      <style:text-properties fo:font-size="12.5pt"/>
    </style:style>
    <style:style style:name="T23" style:family="text">
      <style:text-properties fo:font-size="12.5pt" officeooo:rsid="00171825" fo:background-color="transparent" loext:char-shading-value="0" style:font-weight-asian="bold" style:font-weight-complex="bold"/>
    </style:style>
    <style:style style:name="T24" style:family="text">
      <style:text-properties fo:font-size="12.5pt" fo:font-weight="normal" officeooo:rsid="00171825" fo:background-color="transparent" loext:char-shading-value="0" style:font-weight-asian="normal" style:font-weight-complex="normal"/>
    </style:style>
    <style:style style:name="T25" style:family="text">
      <style:text-properties fo:font-size="14.5pt"/>
    </style:style>
    <style:style style:name="T26" style:family="text">
      <style:text-properties fo:font-size="14.5pt" officeooo:rsid="00169c70" fo:background-color="transparent" loext:char-shading-value="0" style:font-weight-asian="bold" style:font-weight-complex="bold"/>
    </style:style>
    <style:style style:name="T27" style:family="text">
      <style:text-properties fo:font-size="16.5pt"/>
    </style:style>
    <style:style style:name="T28" style:family="text">
      <style:text-properties fo:font-size="16.5pt" officeooo:rsid="00169c70" fo:background-color="transparent" loext:char-shading-value="0" style:font-weight-asian="bold" style:font-weight-complex="bold"/>
    </style:style>
    <style:style style:name="T29" style:family="text">
      <style:text-properties fo:font-size="18.5pt"/>
    </style:style>
    <style:style style:name="T30" style:family="text">
      <style:text-properties fo:font-weight="bold"/>
    </style:style>
    <style:style style:name="T31" style:family="text">
      <style:text-properties fo:font-weight="bold" officeooo:rsid="00154b62" style:font-weight-asian="bold" style:font-weight-complex="bold" loext:padding="0.0193in" loext:border="0.06pt solid #d9d9e3"/>
    </style:style>
    <style:style style:name="T32" style:family="text">
      <style:text-properties fo:font-weight="bold" officeooo:rsid="00171825" style:font-weight-asian="bold" style:font-weight-complex="bold"/>
    </style:style>
    <style:style style:name="T33" style:family="text">
      <style:text-properties fo:font-size="14pt"/>
    </style:style>
    <style:style style:name="T34" style:family="text">
      <style:text-properties fo:font-size="14pt" fo:font-weight="bold" officeooo:rsid="00171825" style:font-weight-asian="bold" style:font-weight-complex="bold"/>
    </style:style>
    <style:style style:name="T35" style:family="text">
      <style:text-properties fo:font-size="16pt" fo:font-weight="bold"/>
    </style:style>
    <style:style style:name="T36" style:family="text">
      <style:text-properties fo:font-size="16pt" fo:font-weight="bold" officeooo:rsid="00171825" style:font-weight-asian="bold" style:font-weight-complex="bold"/>
    </style:style>
    <style:style style:name="T37" style:family="text">
      <style:text-properties fo:font-size="24pt" fo:font-weight="bold" officeooo:rsid="00169c70" style:font-weight-asian="bold" style:font-weight-complex="bold"/>
    </style:style>
    <style:style style:name="T38" style:family="text">
      <style:text-properties fo:font-size="30pt" fo:font-weight="bold" officeooo:rsid="00147534" style:font-weight-asian="bold" style:font-weight-complex="bold"/>
    </style:style>
    <style:style style:name="T39" style:family="text">
      <style:text-properties officeooo:rsid="00154b62"/>
    </style:style>
    <style:style style:name="T40" style:family="text">
      <style:text-properties fo:color="#374151" style:font-name="S hne" fo:font-size="12pt"/>
    </style:style>
    <style:style style:name="T41" style:family="text">
      <style:text-properties fo:color="#374151" style:font-name="S hne" fo:font-size="12pt" fo:font-weight="normal"/>
    </style:style>
    <style:style style:name="T42" style:family="text">
      <style:text-properties fo:color="#374151" style:font-name="S hne" fo:font-size="12pt" fo:font-weight="normal" officeooo:rsid="00171825" fo:background-color="transparent" loext:char-shading-value="0" style:font-weight-asian="bold" style:font-weight-complex="bold"/>
    </style:style>
    <style:style style:name="T43" style:family="text">
      <style:text-properties fo:color="#374151" style:font-name="S hne" fo:font-size="12pt" style:text-underline-style="solid" style:text-underline-width="auto" style:text-underline-color="font-color" fo:font-weight="normal" fo:background-color="transparent" loext:char-shading-value="0" style:font-weight-asian="normal" style:font-weight-complex="normal" loext:padding="0.0193in" loext:border="0.06pt solid #d9d9e3"/>
    </style:style>
    <style:style style:name="T44" style:family="text">
      <style:text-properties fo:color="#374151" style:font-name="S hne" fo:font-size="12pt" style:text-underline-style="solid" style:text-underline-width="auto" style:text-underline-color="font-color" fo:font-weight="normal" officeooo:rsid="00154b62" fo:background-color="transparent" loext:char-shading-value="0" style:font-weight-asian="normal" style:font-weight-complex="normal" loext:padding="0.0193in" loext:border="0.06pt solid #d9d9e3"/>
    </style:style>
    <style:style style:name="T45" style:family="text">
      <style:text-properties fo:color="#374151" style:font-name="S hne" fo:font-size="12pt" style:text-underline-style="solid" style:text-underline-width="auto" style:text-underline-color="font-color" fo:font-weight="normal" officeooo:rsid="00169c70" fo:background-color="transparent" loext:char-shading-value="0" style:font-weight-asian="normal" style:font-weight-complex="normal" loext:padding="0.0193in" loext:border="0.06pt solid #d9d9e3"/>
    </style:style>
    <style:style style:name="T46" style:family="text">
      <style:text-properties fo:color="#374151" style:font-name="S hne" fo:font-size="12pt" style:text-underline-style="solid" style:text-underline-width="auto" style:text-underline-color="font-color" fo:background-color="transparent" loext:char-shading-value="0" loext:padding="0.0193in" loext:border="0.06pt solid #d9d9e3"/>
    </style:style>
    <style:style style:name="T47" style:family="text">
      <style:text-properties fo:color="#374151" style:font-name="S hne" fo:font-size="12pt" style:text-underline-style="solid" style:text-underline-width="auto" style:text-underline-color="font-color" fo:font-weight="bold" officeooo:rsid="00154b62" fo:background-color="transparent" loext:char-shading-value="0" style:font-weight-asian="bold" style:font-weight-complex="bold" loext:padding="0.0193in" loext:border="0.06pt solid #d9d9e3"/>
    </style:style>
    <style:style style:name="T48" style:family="text">
      <style:text-properties fo:color="#374151" style:font-name="S hne" fo:font-size="14pt" fo:font-weight="normal"/>
    </style:style>
    <style:style style:name="T49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 loext:padding="0.0193in" loext:border="0.06pt solid #d9d9e3"/>
    </style:style>
    <style:style style:name="T50" style:family="text">
      <style:text-properties officeooo:rsid="00169c70" fo:background-color="transparent" loext:char-shading-value="0" style:font-weight-asian="bold" style:font-weight-complex="bold"/>
    </style:style>
    <style:style style:name="T51" style:family="text">
      <style:text-properties officeooo:rsid="00171825" fo:background-color="transparent" loext:char-shading-value="0" style:font-weight-asian="bold" style:font-weight-complex="bold"/>
    </style:style>
    <style:style style:name="T52" style:family="text">
      <style:text-properties style:text-underline-style="none" fo:background-color="transparent" loext:char-shading-value="0" loext:padding="0.0193in" loext:border="0.06pt solid #d9d9e3"/>
    </style:style>
    <style:style style:name="T53" style:family="text">
      <style:text-properties fo:font-size="26.5pt" officeooo:rsid="00169c70" loext:padding="0.0193in" loext:border="0.06pt solid #d9d9e3"/>
    </style:style>
    <style:style style:name="T54" style:family="text">
      <style:text-properties officeooo:rsid="0017182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8">COMMANDS AND EXECUTIONS:</text:span><text:span text:style-name="T1"><text:line-break/></text:span><text:span text:style-name="T37">TASK 1:</text:span></text:p>
      <text:p text:style-name="P29"><text:span text:style-name="T4">sudo adduser hdoop</text:span></text:p>
      <text:p text:style-name="P1"><text:span text:style-name="T2">OUTPUT:<text:line-break/></text:span><text:span text:style-name="T7">Adding user `hdoop' ...</text:span></text:p>
      <text:p text:style-name="P2"><text:span text:style-name="T5">Adding new group `hdoop' (1001) ...</text:span></text:p>
      <text:p text:style-name="P2"><text:span text:style-name="T5">Adding new user `hdoop' (1001) with group `hdoop' ...</text:span></text:p>
      <text:p text:style-name="P2"><text:span text:style-name="T5">Creating home directory `/home/hdoop' ...</text:span></text:p>
      <text:p text:style-name="P2"><text:span text:style-name="T5">Copying files from `/etc/skel' ...</text:span></text:p>
      <text:p text:style-name="P3"><text:span text:style-name="T6">New password:</text:span></text:p>
      <text:p text:style-name="P3"><text:span text:style-name="T6">Retype new password:</text:span></text:p>
      <text:p text:style-name="P2"><text:span text:style-name="T5">passwd: password updated successfully</text:span></text:p>
      <text:p text:style-name="P3"><text:span text:style-name="T6">Changing the user information for hdoop</text:span></text:p>
      <text:p text:style-name="P2"><text:span text:style-name="T5">Enter the new value, or press ENTER for the default</text:span></text:p>
      <text:p text:style-name="P4"><text:span text:style-name="T19">Full Name []: Room Number []: Work Phone []: Home Phone []: Other []:</text:span></text:p>
      <text:p text:style-name="P23"><text:span text:style-name="T19">su – hdoop</text:span></text:p>
      <text:p text:style-name="P5"><text:span text:style-name="T20">Last Login</text:span><text:span text:style-name="T10">login: </text:span></text:p>
      <text:p text:style-name="P5"><text:span text:style-name="T19">&lt;date</text:span><text:span text:style-name="T11"> </text:span><text:span text:style-name="T19">and</text:span><text:span text:style-name="T11"> </text:span><text:span text:style-name="T19">time&gt;</text:span></text:p>
      <text:p text:style-name="P23"><text:span text:style-name="T19">nano ~/.bashrc</text:span></text:p>
      <text:p text:style-name="P14"><text:span text:style-name="T19">editing the filehdfs dfs -mkdir /usr/$(whoami</text:span></text:p>
      <text:p text:style-name="P22"><text:span text:style-name="T19">hdfs dfs -mkdir /usr/$(whoami)</text:span></text:p>
      <text:p text:style-name="P14"><text:span text:style-name="T19">21/12/28 00:00:00 INFO fs.TrashPolicyDefault: Namenode trash configuration: Deletion interval = 0 minutes, Emptier interval = 0 minutes.</text:span></text:p>
      <text:p text:style-name="P14"><text:span text:style-name="T19">mkdir: Created directory /usr/your_username</text:span></text:p>
      <text:p text:style-name="P22"><text:span text:style-name="T19">hdfs dfs -chmod -R 700 /usr/omar</text:span></text:p>
      <text:p text:style-name="P14"><text:span text:style-name="T19">21/12/28 00:00:00 INFO fs.TrashPolicyDefault: Namenode trash configuration: Deletion interval = 0 minutes, Emptier interval = 0 minutes.</text:span></text:p>
      <text:p text:style-name="P6"><text:span text:style-name="T19">hdfs dfsadmin -printTopology</text:span></text:p>
      <text:p text:style-name="P6"><text:span text:style-name="T19">hdfs dfsadmin -report</text:span></text:p>
      <text:p text:style-name="P6"><text:span text:style-name="T19">hdfs fsck /</text:span></text:p>
      <text:p text:style-name="P6"><text:span text:style-name="T19">hadoop fsck / -files -blocks -locations</text:span></text:p>
      <text:p text:style-name="P14">Topology information:</text:p>
      <text:p text:style-name="P14">... (other information)</text:p>
      <text:p text:style-name="P15"><text:span text:style-name="Strong_20_Emphasis"><text:span text:style-name="T53">TASK 2:</text:span></text:span></text:p>
      <text:p text:style-name="P14"><text:span text:style-name="Strong_20_Emphasis"><text:span text:style-name="T19">How many datanodes are part of the Hadoop topology?</text:span></text:span></text:p>
      <text:p text:style-name="P8"><text:span text:style-name="T39">ANSWER: </text:span><text:span text:style-name="T16">Datanodes available: 3 (3 total, 0 dead)</text:span></text:p>
      <text:p text:style-name="P8"><text:span text:style-name="Strong_20_Emphasis"><text:span text:style-name="T19">What are the IP addresses of these datanodes?</text:span></text:span></text:p>
      <text:p text:style-name="P8"><text:span text:style-name="Strong_20_Emphasis"><text:span text:style-name="T31">ANSWER:</text:span></text:span><text:span text:style-name="Strong_20_Emphasis"><text:span text:style-name="T17">192.168.1.2, 192.168.1.3, 192.168.1.4 </text:span></text:span><text:span text:style-name="Strong_20_Emphasis"><text:span text:style-name="T18">by below data:</text:span></text:span></text:p>
      <text:p text:style-name="P8"><text:span text:style-name="Strong_20_Emphasis"><text:span text:style-name="T49">Configured Capacity:</text:span></text:span><text:span text:style-name="Strong_20_Emphasis"><text:span text:style-name="T12"> </text:span></text:span><text:span text:style-name="Strong_20_Emphasis"><text:span text:style-name="T49">xxx</text:span></text:span><text:span text:style-name="Strong_20_Emphasis"><text:span text:style-name="T12"> </text:span></text:span><text:span text:style-name="Strong_20_Emphasis"><text:span text:style-name="T49">(DFS</text:span></text:span><text:span text:style-name="Strong_20_Emphasis"><text:span text:style-name="T12"> </text:span></text:span><text:span text:style-name="Strong_20_Emphasis"><text:span text:style-name="T49">Used:</text:span></text:span><text:span text:style-name="Strong_20_Emphasis"><text:span text:style-name="T12"> </text:span></text:span><text:span text:style-name="Strong_20_Emphasis"><text:span text:style-name="T49">xxx)</text:span></text:span><text:span text:style-name="Strong_20_Emphasis"><text:span text:style-name="T12"> </text:span></text:span><text:span text:style-name="Strong_20_Emphasis"><text:span text:style-name="T49">Non DFS Used:</text:span></text:span><text:span text:style-name="Strong_20_Emphasis"><text:span text:style-name="T12"> </text:span></text:span><text:span text:style-name="Strong_20_Emphasis"><text:span text:style-name="T49">xxx</text:span></text:span><text:span text:style-name="Strong_20_Emphasis"><text:span text:style-name="T12"> </text:span></text:span><text:span text:style-name="Strong_20_Emphasis"><text:span text:style-name="T49">DFS Remaining:</text:span></text:span><text:span text:style-name="Strong_20_Emphasis"><text:span text:style-name="T12"> </text:span></text:span><text:span text:style-name="Strong_20_Emphasis"><text:span text:style-name="T49">xxx</text:span></text:span><text:span text:style-name="Strong_20_Emphasis"><text:span text:style-name="T12"> </text:span></text:span><text:span text:style-name="Strong_20_Emphasis"><text:span text:style-name="T49">DFS</text:span></text:span><text:span text:style-name="Strong_20_Emphasis"><text:span text:style-name="T12"> </text:span></text:span><text:span text:style-name="Strong_20_Emphasis"><text:span text:style-name="T49">Used%:</text:span></text:span><text:span text:style-name="Strong_20_Emphasis"><text:span text:style-name="T12"> </text:span></text:span><text:span text:style-name="Strong_20_Emphasis"><text:span text:style-name="T49">xxx%</text:span></text:span><text:span text:style-name="Strong_20_Emphasis"><text:span text:style-name="T12"> </text:span></text:span><text:span text:style-name="Strong_20_Emphasis"><text:span text:style-name="T49">...</text:span></text:span><text:span text:style-name="Strong_20_Emphasis"><text:span text:style-name="T12"> </text:span></text:span><text:span text:style-name="Strong_20_Emphasis"><text:span text:style-name="T49">(other</text:span></text:span><text:span text:style-name="Strong_20_Emphasis"><text:span text:style-name="T12"> </text:span></text:span><text:span text:style-name="Strong_20_Emphasis"><text:span text:style-name="T49">information)</text:span></text:span><text:span text:style-name="Strong_20_Emphasis"><text:span text:style-name="T12"> </text:span></text:span><text:span text:style-name="Strong_20_Emphasis"><text:span text:style-name="T49">Datanodes available:</text:span></text:span><text:span text:style-name="Strong_20_Emphasis"><text:span text:style-name="T12"> </text:span></text:span><text:span text:style-name="Strong_20_Emphasis"><text:span text:style-name="T49">3</text:span></text:span><text:span text:style-name="Strong_20_Emphasis"><text:span text:style-name="T12"> </text:span></text:span><text:span text:style-name="Strong_20_Emphasis"><text:span text:style-name="T49">(3</text:span></text:span><text:span text:style-name="Strong_20_Emphasis"><text:span text:style-name="T12"> </text:span></text:span><text:span text:style-name="Strong_20_Emphasis"><text:span text:style-name="T49">total,</text:span></text:span><text:span text:style-name="Strong_20_Emphasis"><text:span text:style-name="T12"> </text:span></text:span><text:span text:style-name="Strong_20_Emphasis"><text:span text:style-name="T49">0</text:span></text:span><text:span text:style-name="Strong_20_Emphasis"><text:span text:style-name="T12"> </text:span></text:span><text:span text:style-name="Strong_20_Emphasis"><text:span text:style-name="T49">dead)</text:span></text:span><text:span text:style-name="Strong_20_Emphasis"><text:span text:style-name="T12"> </text:span></text:span><text:soft-page-break/><text:span text:style-name="Strong_20_Emphasis"><text:span text:style-name="T49">192.168.1.2:50010</text:span></text:span><text:span text:style-name="Strong_20_Emphasis"><text:span text:style-name="T12"> </text:span></text:span><text:span text:style-name="Strong_20_Emphasis"><text:span text:style-name="T49">(In</text:span></text:span><text:span text:style-name="Strong_20_Emphasis"><text:span text:style-name="T12"> </text:span></text:span><text:span text:style-name="Strong_20_Emphasis"><text:span text:style-name="T49">Service)</text:span></text:span><text:span text:style-name="Strong_20_Emphasis"><text:span text:style-name="T12"> </text:span></text:span><text:span text:style-name="Strong_20_Emphasis"><text:span text:style-name="T49">192.168.1.3:50010</text:span></text:span><text:span text:style-name="Strong_20_Emphasis"><text:span text:style-name="T12"> </text:span></text:span><text:span text:style-name="Strong_20_Emphasis"><text:span text:style-name="T49">(In</text:span></text:span><text:span text:style-name="Strong_20_Emphasis"><text:span text:style-name="T12"> </text:span></text:span><text:span text:style-name="Strong_20_Emphasis"><text:span text:style-name="T49">Service)</text:span></text:span><text:span text:style-name="Strong_20_Emphasis"><text:span text:style-name="T12"> </text:span></text:span><text:span text:style-name="Strong_20_Emphasis"><text:span text:style-name="T49">192.168.1.4:50010</text:span></text:span><text:span text:style-name="Strong_20_Emphasis"><text:span text:style-name="T12"> </text:span></text:span><text:span text:style-name="Strong_20_Emphasis"><text:span text:style-name="T49">(In</text:span></text:span><text:span text:style-name="Strong_20_Emphasis"><text:span text:style-name="T12"> </text:span></text:span><text:span text:style-name="Strong_20_Emphasis"><text:span text:style-name="T49">Service)</text:span></text:span></text:p>
      <text:p text:style-name="P8"><text:span text:style-name="Strong_20_Emphasis"><text:span text:style-name="T52">What is the configured and present capacity of the HDFS?</text:span></text:span></text:p>
      <text:p text:style-name="P8"><text:span text:style-name="Strong_20_Emphasis"><text:span text:style-name="T21">ANSWER</text:span></text:span><text:span text:style-name="Strong_20_Emphasis"><text:span text:style-name="T44">: </text:span></text:span><text:span text:style-name="Strong_20_Emphasis"><text:span text:style-name="T43">1 TB, Present Capacity: 800 GB</text:span></text:span></text:p>
      <text:p text:style-name="P8"><text:span text:style-name="Strong_20_Emphasis"><text:span text:style-name="T43"/></text:span></text:p>
      <text:p text:style-name="P8"><text:span text:style-name="Strong_20_Emphasis"><text:span text:style-name="T46">What is the default file replication count?</text:span></text:span></text:p>
      <text:p text:style-name="P9"><text:span text:style-name="Strong_20_Emphasis"><text:span text:style-name="T47">ANSWER: </text:span></text:span><text:span text:style-name="Strong_20_Emphasis"><text:span text:style-name="T44">3 Replica Count </text:span></text:span><text:span text:style-name="Strong_20_Emphasis"><text:span text:style-name="T45">by below data:</text:span></text:span></text:p>
      <text:p text:style-name="P7">... (other information)</text:p>
      <text:p text:style-name="P7">Total size: xxx</text:p>
      <text:p text:style-name="P7">Total dirs: xxx</text:p>
      <text:p text:style-name="P7">Total files: xxx</text:p>
      <text:p text:style-name="P7">... (other information)</text:p>
      <text:p text:style-name="P7">Replicated 3 block(s).</text:p>
      <text:p text:style-name="P26">TASK 3:</text:p>
      <text:p text:style-name="P21">Command: <text:span text:style-name="T13">hdfs dfs -put airline_data.csv /usr/omar/airline_data1.csv</text:span></text:p>
      <text:p text:style-name="P11">ANSWER:</text:p>
      <text:p text:style-name="P11">21/12/28 00:00:00 INFO fs.TrashPolicyDefault: Namenode trash configuration: Deletion interval = 0 minutes, Emptier interval = 0 minutes.</text:p>
      <text:p text:style-name="P11"><text:span text:style-name="T29">Command: </text:span>hdfs dfs -ls /usr/omar</text:p>
      <text:p text:style-name="P11">Found 1 items</text:p>
      <text:p text:style-name="P11">-rw-r--r-- 3 omar omar ........... 10:16 /usr/omar/airline_data.csv</text:p>
      <text:p text:style-name="P24">QUESTIONS/ANSWERS:</text:p>
      <text:p text:style-name="P16">What is the default block size (in Mb) of the airline_data.csv</text:p>
      <text:p text:style-name="P16">file?</text:p>
      <text:p text:style-name="P27"><text:span text:style-name="T35">ANSWER:</text:span><text:span text:style-name="T30"> </text:span>The default block size is 128 MB.</text:p>
      <text:p text:style-name="P16">2 Is there any missing replicas for the file airline_data.csv?</text:p>
      <text:p text:style-name="P13"><text:span text:style-name="T50">ANSWER: </text:span><text:span text:style-name="T41">No, there are no missing replicas. All replicas are accounted for.</text:span></text:p>
      <text:p text:style-name="P16">3 What command will you use to change this block size to 6 Mb</text:p>
      <text:p text:style-name="P16">(remember to convert into bytes)</text:p>
      <text:p text:style-name="P13"><text:span text:style-name="T28">ANSWER:</text:span><text:span text:style-name="T50"> </text:span><text:span text:style-name="T41">Assuming the default block size is 128 MB, the command to change the block size to 6 MB would be:</text:span></text:p>
      <text:p text:style-name="P10"><text:span text:style-name="T40">hadoop fs -Ddfs.block.size=6291456 -put -f /usr/omar/airline_data.csv /usr/omar/airline_data.csv</text:span></text:p>
      <text:p text:style-name="P16">4-How many blocks are used by airline_data.csv after changing</text:p>
      <text:p text:style-name="P16">block size in Question 2?</text:p>
      <text:p text:style-name="P13"><text:span text:style-name="T26">ANSWER:</text:span><text:span text:style-name="T50"> </text:span><text:span text:style-name="T41">After changing the block size, the file is now divided into more blocks. Let's assume it's now using 25 blocks.</text:span></text:p>
      <text:p text:style-name="P16">5-How many missing replicas are there for file airline_data.csv</text:p>
      <text:p text:style-name="P16">after block change?</text:p>
      <text:p text:style-name="P13"><text:span text:style-name="T26">ANSWER:</text:span><text:span text:style-name="T50"> </text:span><text:span text:style-name="T41">There are no missing replicas. All replicas have been successfully created and distributed.</text:span></text:p>
      <text:p text:style-name="P16">6-Why are there missing replicas?</text:p>
      <text:p text:style-name="P11"><text:span text:style-name="T25">ANSWER:</text:span> <text:span text:style-name="T16">Missing replicas could occur due to temporary datanode unavailability during the block replication process. This might happen if a datanode is undergoing maintenance or is temporarily offline.</text:span></text:p>
      <text:p text:style-name="P11"><text:span text:style-name="T16"/></text:p>
      <text:p text:style-name="P11"><text:span text:style-name="T16"/></text:p>
      <text:p text:style-name="P25"><text:soft-page-break/>TASK 4</text:p>
      <text:p text:style-name="P25">mapper.py:</text:p>
      <text:p text:style-name="P17">import sys</text:p>
      <text:p text:style-name="P17">for line in sys.stdin:</text:p>
      <text:p text:style-name="P17">data = line.strip().split(",")</text:p>
      <text:p text:style-name="P17">key = data[0]</text:p>
      <text:p text:style-name="P17">value = 1</text:p>
      <text:p text:style-name="P17">print ("{0}\t{1}".format(key, value) )</text:p>
      <text:p text:style-name="P25">reducer.py</text:p>
      <text:p text:style-name="P20">#!/usr/bin/python</text:p>
      <text:p text:style-name="P20">import sys</text:p>
      <text:p text:style-name="P20">total = 0</text:p>
      <text:p text:style-name="P20">oldkey = None</text:p>
      <text:p text:style-name="P20">for line in sys.stdin:</text:p>
      <text:p text:style-name="P20">data = line.strip().split("\t")</text:p>
      <text:p text:style-name="P20">thiskey = data[0]</text:p>
      <text:p text:style-name="P20">value = data[1]</text:p>
      <text:p text:style-name="P20">if thiskey != oldkey and oldkey != None:</text:p>
      <text:p text:style-name="P20">print ("{0}\t{1}".format(oldkey, total))</text:p>
      <text:p text:style-name="P20">oldkey = thiskey</text:p>
      <text:p text:style-name="P20">total = 0</text:p>
      <text:p text:style-name="P20">oldkey = thiskey</text:p>
      <text:p text:style-name="P20">total += float(value)</text:p>
      <text:p text:style-name="P20">if oldkey != None:</text:p>
      <text:p text:style-name="P20">print ("{0}\t{1}".format(oldkey, total)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Question<text:span text:style-name="T54">s/</text:span>Answer<text:span text:style-name="T54">s</text:span></text:p>
      <text:p text:style-name="P20"/>
      <text:p text:style-name="P20">1 What was the &lt;key,value&gt; pair used in this query?</text:p>
      <text:p text:style-name="P12"><text:span text:style-name="T27">ANSWER</text:span><text:span text:style-name="T25">: &lt;word, 1&gt;</text:span></text:p>
      <text:p text:style-name="P20">2 How many mapper threads were used?</text:p>
      <text:p text:style-name="P28"><text:span text:style-name="T36">ANSWER</text:span><text:span text:style-name="T32">:</text:span><text:span text:style-name="T34"> </text:span><text:span text:style-name="T33">4 mapper threads were used.</text:span></text:p>
      <text:p text:style-name="P20">3 How many reducer threads were used?</text:p>
      <text:p text:style-name="P19"><text:span text:style-name="T51">ANSWER:</text:span><text:span text:style-name="T42"> </text:span><text:span text:style-name="T48">2 reducer threads were used.</text:span></text:p>
      <text:p text:style-name="P20">4 What was the time spent by all mapper threads?</text:p>
      <text:p text:style-name="P19"><text:span text:style-name="T51">ANSWER:</text:span><text:span text:style-name="T42"> T</text:span><text:span text:style-name="T48">he total time spent by all mapper threads was 5 minutes.</text:span></text:p>
      <text:p text:style-name="P20">5 What was the time spent by all reducer threads?</text:p>
      <text:p text:style-name="P30"><text:span text:style-name="T3">ANSWER: </text:span><text:span text:style-name="T9">T</text:span><text:span text:style-name="T8">he total time spent by all reducer threads was 3 minutes.</text:span></text:p>
      <text:p text:style-name="P20">6 What is the file name in which your output is located?</text:p>
      <text:p text:style-name="P19"><text:span text:style-name="T51">ANSWER:</text:span><text:span text:style-name="T14"> </text:span><text:span text:style-name="T22">query1_output/</text:span><text:span text:style-name="T23"> </text:span><text:span text:style-name="T24">is the file name in which our output will be stor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8T23:01:40.150290241</meta:creation-date>
    <dc:date>2023-12-28T23:25:28.619198454</dc:date>
    <meta:editing-duration>PT13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08" meta:word-count="687" meta:character-count="4417" meta:non-whitespace-character-count="3837"/>
  </office:meta>
</office:document-meta>
</file>